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style:font-size-asian="9pt" style:font-size-complex="9pt"/>
    </style:style>
    <style:style style:name="P1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6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/>
    </style:style>
    <style:style style:name="P17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break-before="page"/>
      <style:text-properties style:font-name="Arial"/>
    </style:style>
    <style:style style:name="P21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3" style:family="paragraph" style:parent-style-name="Table_20_Heading">
      <style:text-properties style:font-name="Arial"/>
    </style:style>
    <style:style style:name="P24" style:family="paragraph" style:parent-style-name="Table_20_Heading">
      <style:paragraph-properties fo:text-align="end" style:justify-single-word="false"/>
      <style:text-properties style:font-name="Arial"/>
    </style:style>
    <style:style style:name="P25" style:family="paragraph" style:parent-style-name="Table_20_Heading">
      <style:text-properties style:font-name="Arial" fo:font-size="11pt" style:font-size-asian="11pt" style:font-size-complex="11pt"/>
    </style:style>
    <style:style style:name="P26" style:family="paragraph" style:parent-style-name="Table_20_Contents">
      <style:text-properties style:font-name="Arial"/>
    </style:style>
    <style:style style:name="P27" style:family="paragraph" style:parent-style-name="Table_20_Contents">
      <style:paragraph-properties fo:text-align="end" style:justify-single-word="false"/>
      <style:text-properties style:font-name="Arial"/>
    </style:style>
    <style:style style:name="P28" style:family="paragraph" style:parent-style-name="Table_20_Contents">
      <style:text-properties style:font-name="Arial" fo:font-style="itali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1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32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3" style:family="paragraph" style:parent-style-name="Header">
      <style:paragraph-properties fo:line-height="150%"/>
      <style:text-properties style:font-name="Arial" fo:font-size="11pt" style:font-size-asian="11pt" style:font-size-complex="11pt"/>
    </style:style>
    <style:style style:name="P34" style:family="paragraph" style:parent-style-name="Header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5" style:family="paragraph" style:parent-style-name="Frame_20_contents">
      <style:paragraph-properties fo:text-align="center" style:justify-single-word="false"/>
    </style:style>
    <style:style style:name="P36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37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3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39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40" style:family="paragraph" style:parent-style-name="Heading">
      <style:paragraph-properties fo:line-height="100%" fo:text-align="center" style:justify-single-word="false" fo:break-before="page"/>
      <style:text-properties style:font-name="Arial" fo:font-size="9pt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5pt" style:font-size-asian="15pt" style:font-size-complex="15pt"/>
    </style:style>
    <style:style style:name="T11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invoice in objects"&gt;</text:placeholder></text:p>
      <text:p text:style-name="P19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ext:p text:style-name="P18"/>
      <table:table table:name="Tabla5" table:style-name="Tabla5">
        <table:table-column table:style-name="Tabla5.A"/>
        <table:table-row>
          <table:table-cell table:style-name="Tabla5.A1" office:value-type="string">
            <text:p text:style-name="P41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39"><draw:frame draw:style-name="fr1" draw:name="image: (StringIO(str(company.logo)), 'image/jpeg')" text:anchor-type="paragraph" svg:x="1.565cm" svg:y="0.254cm" style:rel-width="60%" svg:height="2.115cm" draw:z-index="1"><draw:text-box fo:min-height="16%" fo:min-width="4.551cm"><text:p text:style-name="P35"/></draw:text-box></draw:frame><text:placeholder text:placeholder-type="text">&lt;company.party.full_name.upper()&gt;</text:placeholder></text:p>
            <text:p text:style-name="P31"><text:placeholder text:placeholder-type="text">&lt;if test="company.party.addresses"&gt;</text:placeholder></text:p>
            <text:p text:style-name="P32"><text:placeholder text:placeholder-type="text">&lt;for each="line in company.party.addresses[0].full_address.split('-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  <text:p text:style-name="P7"><text:placeholder text:placeholder-type="text">&lt;/if&gt;</text:placeholder></text:p>
            <text:p text:style-name="P7"/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1"><text:placeholder text:placeholder-type="text">&lt;tipo_comprobante&gt;</text:placeholder></text:p>
            <text:p text:style-name="P22"><text:span text:style-name="T4">COD</text:span><text:span text:style-name="T1">. </text:span><text:span text:style-name="T4"><text:placeholder text:placeholder-type="text">&lt;codigo_comprobante&gt;</text:placeholder></text:span></text:p>
          </table:table-cell>
          <table:table-cell table:style-name="Tabla1.C1" office:value-type="string">
            <text:p text:style-name="P17"><text:placeholder text:placeholder-type="text">&lt;nombre_comprobante.upper()&gt;</text:placeholder></text:p>
            <text:p text:style-name="P16"><text:span text:style-name="T2">N°: </text:span><text:span text:style-name="T3"><text:placeholder text:placeholder-type="text">&lt;invoice.number and ' ' + invoice.number or ''&gt;</text:placeholder></text:span></text:p>
            <text:p text:style-name="P15"><text:span text:style-name="Line_20_numbering"><text:span text:style-name="T6"><text:placeholder text:placeholder-type="text">&lt;if test="invoice.invoice_date"&gt;</text:placeholder></text:span></text:span></text:p>
            <text:p text:style-name="P15"><text:span text:style-name="Line_20_numbering"><text:span text:style-name="T8">Date</text:span></text:span><text:span text:style-name="Line_20_numbering"><text:span text:style-name="T5">:</text:span></text:span> <text:span text:style-name="Line_20_numbering"><text:span text:style-name="T8"><text:placeholder text:placeholder-type="text">&lt;formatLang(invoice.invoice_date, invoice.party.lang)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invoice.party.vat_code"&gt;</text:placeholder></text:span></text:span></text:p>
            <text:p text:style-name="P13"><text:span text:style-name="Line_20_numbering"><text:span text:style-name="T5">VAT: </text:span></text:span><text:span text:style-name="Line_20_numbering"><text:span text:style-name="T5"><text:placeholder text:placeholder-type="text">&lt;vat_number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iibb_type"&gt;</text:placeholder></text:span></text:span></text:p>
            <text:p text:style-name="P13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company.party.start_activity_date"&gt;</text:placeholder></text:span></text:span></text:p>
            <text:p text:style-name="P13"><text:span text:style-name="Line_20_numbering"><text:span text:style-name="T5">Inicio de Actividad: </text:span></text:span><text:span text:style-name="Line_20_numbering"><text:span text:style-name="T5"><text:placeholder text:placeholder-type="text">&lt;formatLang(company.party.start_activity_date, invoice.party.lang)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3">Sr.(s) <text:placeholder text:placeholder-type="text">&lt;invoice.party.full_name&gt;</text:placeholder></text:p>
            <text:p text:style-name="P34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VA <text:placeholder text:placeholder-type="text">&lt;condicion_iva_cliente&gt;</text:placeholder></text:p>
          </table:table-cell>
          <table:table-cell table:style-name="Tabla4.B1" office:value-type="string">
            <text:p text:style-name="P14"><text:span text:style-name="Line_20_numbering"><text:span text:style-name="T5">VAT: </text:span></text:span><text:span text:style-name="Line_20_numbering"><text:span text:style-name="T5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Line_20_numbering"><text:span text:style-name="T5"><text:placeholder text:placeholder-type="text">&lt;if test="invoice.pyafipws_billing_start_date"&gt;</text:placeholder></text:span></text:span></text:p>
            <text:p text:style-name="P4"><text:span text:style-name="Line_20_numbering"><text:span text:style-name="T6">Periodo Facturado: </text:span></text:span><text:span text:style-name="Line_20_numbering"><text:span text:style-name="T6"><text:placeholder text:placeholder-type="text">&lt;formatLang(invoice.pyafipws_billing_start_date, invoice.party.lang)&gt;</text:placeholder></text:span></text:span><text:span text:style-name="Line_20_numbering"><text:span text:style-name="T6"> </text:span></text:span><text:span text:style-name="Line_20_numbering"><text:span text:style-name="T6"><text:placeholder text:placeholder-type="text">&lt;formatLang(invoice.pyafipws_billing_end_date, invoice.party.lang)&gt;</text:placeholder></text:span></text:span></text:p>
            <text:p text:style-name="P5"><text:span text:style-name="Line_20_numbering"><text:span text:style-name="T5"><text:placeholder text:placeholder-type="text">&lt;/if&gt;</text:placeholder></text:span></text:span></text:p>
            <text:p text:style-name="P5"><text:span text:style-name="Line_20_numbering"><text:span text:style-name="T5"><text:placeholder text:placeholder-type="text">&lt;if test="invoice.lines_to_pay"&gt;</text:placeholder></text:span></text:span></text:p>
            <text:p text:style-name="P4"><text:span text:style-name="T5">Fecha de Vencimiento Pago: </text:span><text:span text:style-name="Line_20_numbering"><text:span text:style-name="T6"><text:placeholder text:placeholder-type="text">&lt;formatLang(invoice.lines_to_pay[0].maturity_date, invoice.party.lang)&gt;</text:placeholder></text:span></text:span></text:p>
            <text:p text:style-name="P6"><text:span text:style-name="Line_20_numbering"><text:span text:style-name="T5"><text:placeholder text:placeholder-type="text">&lt;/if&gt;</text:placeholder></text:span></text:span></text:p>
            <text:p text:style-name="P6"><text:span text:style-name="Line_20_numbering"><text:span text:style-name="T5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5">Description</text:p>
            </table:table-cell>
            <table:table-cell table:style-name="Table1.A1" office:value-type="string">
              <text:p text:style-name="P25">Quantity</text:p>
            </table:table-cell>
            <table:table-cell table:style-name="Table1.A1" office:value-type="string">
              <text:p text:style-name="P25">Unit Price</text:p>
            </table:table-cell>
            <table:table-cell table:style-name="Table1.A1" office:value-type="string">
              <text:p text:style-name="P25"><text:span text:style-name="Line_20_numbering"><text:placeholder text:placeholder-type="text">&lt;if test="show_tax"&gt;</text:placeholder></text:span></text:p>
              <text:p text:style-name="P25">Taxes</text:p>
              <text:p text:style-name="P30"><text:span text:style-name="Line_20_numbering"><text:placeholder text:placeholder-type="text">&lt;/if&gt;</text:placeholder></text:span></text:p>
            </table:table-cell>
            <table:table-cell table:style-name="Table1.E1" office:value-type="string">
              <text:p text:style-name="P25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6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26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/>
            <text:p text:style-name="P26"><text:placeholder text:placeholder-type="text">&lt;/for&gt;</text:placeholder></text:p>
          </table:table-cell>
          <table:table-cell table:style-name="Table1.D5" office:value-type="string">
            <text:p text:style-name="P27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27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9"><text:span text:style-name="Line_20_numbering"><text:span text:style-name="T9"><text:placeholder text:placeholder-type="text">&lt;if test="show_tax"&gt;</text:placeholder></text:span></text:span></text:p>
            <text:p text:style-name="P29"><text:placeholder text:placeholder-type="text">&lt;','.join('[' + unicode(x.sequence_number) + ']' for x in line.invoice_taxes)&gt;</text:placeholder></text:p>
            <text:p text:style-name="P29"><text:span text:style-name="Line_20_numbering"><text:span text:style-name="T9"><text:placeholder text:placeholder-type="text">&lt;/if&gt;</text:placeholder></text:span></text:span></text:p>
          </table:table-cell>
          <table:table-cell table:style-name="Table1.E5" office:value-type="string">
            <text:p text:style-name="P27"><text:placeholder text:placeholder-type="text">&lt;formatLang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2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6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3"><text:span text:style-name="Line_20_numbering"><text:span text:style-name="T9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3">Tax</text:p>
                </table:table-cell>
                <table:table-cell table:style-name="Tabla6.A2" office:value-type="string">
                  <text:p text:style-name="P23">Base</text:p>
                </table:table-cell>
                <table:table-cell table:style-name="Tabla6.C2" office:value-type="string">
                  <text:p text:style-name="P38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26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26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27"><text:placeholder text:placeholder-type="text">&lt;formatLang(tax.base, invoice.party.lang, currency=invoice.currency)&gt;</text:placeholder></text:p>
                </table:table-cell>
                <table:table-cell table:style-name="Tabla6.C2" office:value-type="string">
                  <text:p text:style-name="P27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6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37"><text:span text:style-name="Line_20_numbering"><text:span text:style-name="T9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27"><text:span text:style-name="Line_20_numbering"><text:span text:style-name="T9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4">Subtotal:</text:p>
                </table:table-cell>
                <table:table-cell table:style-name="Table4.B1" office:value-type="string">
                  <text:p text:style-name="P27"><text:span text:style-name="Line_20_numbering"><text:span text:style-name="T9"><text:placeholder text:placeholder-type="text">&lt;if test="tipo_comprobante"&gt;</text:placeholder></text:span></text:span><text:span text:style-name="Line_20_numbering"><text:span text:style-name="T9"><text:placeholder text:placeholder-type="text">&lt;choose test=""&gt;</text:placeholder></text:span></text:span><text:span text:style-name="Line_20_numbering"><text:span text:style-name="T9"><text:placeholder text:placeholder-type="text">&lt;when test="tipo_comprobante == 'A'"&gt;</text:placeholder></text:span></text:span><text:placeholder text:placeholder-type="text">&lt;formatLang(invoice.untaxed_amount, invoice.party.lang, currency=invoice.currency)&gt;</text:placeholder><text:span text:style-name="Line_20_numbering"><text:span text:style-name="T9"><text:placeholder text:placeholder-type="text">&lt;/when&gt;</text:placeholder></text:span></text:span><text:span text:style-name="Line_20_numbering"><text:span text:style-name="T9"><text:placeholder text:placeholder-type="text">&lt;otherwise test=""&gt;</text:placeholder></text:span></text:span><text:span text:style-name="Line_20_numbering"><text:span text:style-name="T9"><text:placeholder text:placeholder-type="text">&lt;formatLang(invoice.total_amount, invoice.party.lang, currency=invoice.currency)&gt;</text:placeholder></text:span></text:span><text:span text:style-name="Line_20_numbering"><text:span text:style-name="T9"><text:placeholder text:placeholder-type="text">&lt;/otherwise&gt;</text:placeholder></text:span></text:span><text:span text:style-name="Line_20_numbering"><text:span text:style-name="T9"><text:placeholder text:placeholder-type="text">&lt;/choose&gt;</text:placeholder></text:span></text:span><text:span text:style-name="Line_20_numbering"><text:span text:style-name="T9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4">Taxes:</text:p>
                </table:table-cell>
                <table:table-cell table:style-name="Table4.B2" office:value-type="string">
                  <text:p text:style-name="P27"><text:placeholder text:placeholder-type="text">&lt;formatLang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4">Total:</text:p>
                </table:table-cell>
                <table:table-cell table:style-name="Table4.B3" office:value-type="string">
                  <text:p text:style-name="P27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26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3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3">Date</text:p>
            </table:table-cell>
            <table:table-cell table:style-name="Table5.B2" office:value-type="string">
              <text:p text:style-name="P23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6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6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27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6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3"><draw:frame draw:style-name="fr1" draw:name="image: (StringIO(str(barcode_img)), 'image/jpeg')" text:anchor-type="paragraph" svg:x="-0.049cm" svg:y="0.321cm" style:rel-width="57%" svg:height="1.529cm" draw:z-index="0"><draw:text-box fo:min-height="6%" fo:min-width="10.026cm"><text:p text:style-name="Frame_20_contents"/></draw:text-box></draw:frame><text:span text:style-name="Line_20_numbering"><text:span text:style-name="T7"/></text:span></text:p>
      <text:p text:style-name="P3"><text:span text:style-name="Line_20_numbering"><text:span text:style-name="T7">CAE N</text:span></text:span><text:span text:style-name="Line_20_numbering"><text:span text:style-name="T7">° <text:s text:c="2"/></text:span></text:span><text:span text:style-name="Line_20_numbering"><text:span text:style-name="T7"><text:placeholder text:placeholder-type="text">&lt;invoice.pyafipws_cae&gt;</text:placeholder></text:span></text:span></text:p>
      <text:p text:style-name="P2"><text:span text:style-name="Line_20_numbering"><text:span text:style-name="T1">F</text:span></text:span><text:span text:style-name="Line_20_numbering"><text:span text:style-name="T1">echa Vto. CAE: </text:span></text:span><text:span text:style-name="Line_20_numbering"><text:span text:style-name="T1"><text:placeholder text:placeholder-type="text">&lt;formatLang(invoice.pyafipws_cae_due_date, invoice.party.lang)&gt;</text:placeholder></text:span></text:span></text:p>
      <text:p text:style-name="P9"><text:span text:style-name="Line_20_numbering"><text:span text:style-name="T7"><text:s/></text:span></text:span><text:span text:style-name="Line_20_numbering"><text:span text:style-name="T7"><text:placeholder text:placeholder-type="text">&lt;invoice.pyafipws_barcode&gt;</text:placeholder></text:span></text:span></text:p>
      <text:p text:style-name="P8"><text:span text:style-name="Line_20_numbering"><text:span text:style-name="T7"><text:placeholder text:placeholder-type="text">&lt;/if&gt;</text:placeholder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13" meta:word-count="285" meta:character-count="3852" meta:non-whitespace-character-count="3677"/>
    <meta:user-defined meta:name="Info 1"/>
    <meta:user-defined meta:name="Info 2"/>
    <meta:user-defined meta:name="Info 3"/>
    <meta:user-defined meta:name="Info 4"/>
  </office:meta>
</office:document-meta>
</file>